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_2a_" style:display-name="A*" style:family="table">
      <style:table-properties style:width="6.9271in" fo:margin-left="0in" table:align="left"/>
    </style:style>
    <style:style style:name="A_2a_.A" style:display-name="A*.A" style:family="table-column">
      <style:table-column-properties style:column-width="0.6875in"/>
    </style:style>
    <style:style style:name="A_2a_.B" style:display-name="A*.B" style:family="table-column">
      <style:table-column-properties style:column-width="2.0819in"/>
    </style:style>
    <style:style style:name="A_2a_.C" style:display-name="A*.C" style:family="table-column">
      <style:table-column-properties style:column-width="1.3854in"/>
    </style:style>
    <style:style style:name="A_2a_.D" style:display-name="A*.D" style:family="table-column">
      <style:table-column-properties style:column-width="1.3847in"/>
    </style:style>
    <style:style style:name="A_2a_.E" style:display-name="A*.E" style:family="table-column">
      <style:table-column-properties style:column-width="1.3875in"/>
    </style:style>
    <style:style style:name="A_2a_.A1" style:display-name="A*.A1" style:family="table-cell">
      <style:table-cell-properties fo:padding="0.0382in" fo:border-left="0.05pt solid #000000" fo:border-right="none" fo:border-top="0.05pt solid #000000" fo:border-bottom="0.05pt solid #000000"/>
    </style:style>
    <style:style style:name="A_2a_.E1" style:display-name="A*.E1" style:family="table-cell">
      <style:table-cell-properties fo:padding="0.0382in" fo:border="0.05pt solid #000000"/>
    </style:style>
    <style:style style:name="A_2a_.2" style:display-name="A*.2" style:family="table-row">
      <style:table-row-properties style:min-row-height="0.7271in"/>
    </style:style>
    <style:style style:name="A_2a_.A2" style:display-name="A*.A2" style:family="table-cell">
      <style:table-cell-properties fo:padding="0.0382in" fo:border-left="0.05pt solid #000000" fo:border-right="none" fo:border-top="none" fo:border-bottom="0.05pt solid #000000"/>
    </style:style>
    <style:style style:name="A_2a_.E2" style:display-name="A*.E2" style:family="table-cell">
      <style:table-cell-properties fo:padding="0.0382in" fo:border-left="0.05pt solid #000000" fo:border-right="0.05pt solid #000000" fo:border-top="none" fo:border-bottom="0.05pt solid #000000"/>
    </style:style>
    <style:style style:name="A_2a_.3" style:display-name="A*.3" style:family="table-row">
      <style:table-row-properties style:min-row-height="0.5625in"/>
    </style:style>
    <style:style style:name="A_2a_.4" style:display-name="A*.4" style:family="table-row">
      <style:table-row-properties style:min-row-height="0.7229in"/>
    </style:style>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2.0819in"/>
    </style:style>
    <style:style style:name="Table1.C" style:family="table-column">
      <style:table-column-properties style:column-width="1.3854in"/>
    </style:style>
    <style:style style:name="Table1.D" style:family="table-column">
      <style:table-column-properties style:column-width="1.3847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7271in"/>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5625in"/>
    </style:style>
    <style:style style:name="Table1.4" style:family="table-row">
      <style:table-row-properties style:min-row-height="0.7229in"/>
    </style:style>
    <style:style style:name="P1" style:family="paragraph" style:parent-style-name="Standard">
      <style:text-properties officeooo:rsid="001574ae" officeooo:paragraph-rsid="001574ae"/>
    </style:style>
    <style:style style:name="P2" style:family="paragraph" style:parent-style-name="Standard">
      <style:text-properties officeooo:paragraph-rsid="001574a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text-properties style:font-name="Liberation Serif" fo:font-size="12pt" officeooo:rsid="001a6c84" officeooo:paragraph-rsid="001a6c84" style:font-size-asian="12pt" style:font-size-complex="12pt"/>
    </style:style>
    <style:style style:name="P5" style:family="paragraph" style:parent-style-name="Table_20_Contents">
      <style:text-properties style:font-name="Liberation Serif" fo:font-size="12pt" officeooo:rsid="001a6c84" officeooo:paragraph-rsid="0031ec6c" style:font-size-asian="12pt" style:font-size-complex="12pt"/>
    </style:style>
    <style:style style:name="P6" style:family="paragraph" style:parent-style-name="Table_20_Contents">
      <style:text-properties style:font-name="Liberation Serif" fo:font-size="12pt" officeooo:rsid="001c3ad2" officeooo:paragraph-rsid="001c3ad2" style:font-size-asian="12pt" style:font-size-complex="12pt"/>
    </style:style>
    <style:style style:name="P7" style:family="paragraph" style:parent-style-name="Table_20_Contents">
      <style:text-properties style:font-name="Liberation Serif" fo:font-size="12pt" officeooo:rsid="001c3ad2" officeooo:paragraph-rsid="0031ec6c" style:font-size-asian="12pt" style:font-size-complex="12pt"/>
    </style:style>
    <style:style style:name="P8" style:family="paragraph" style:parent-style-name="Table_20_Contents">
      <style:text-properties style:font-name="Liberation Serif" fo:font-size="12pt" officeooo:rsid="001e287b" officeooo:paragraph-rsid="001e287b" style:font-size-asian="12pt" style:font-size-complex="12pt"/>
    </style:style>
    <style:style style:name="P9" style:family="paragraph" style:parent-style-name="Table_20_Contents">
      <style:text-properties style:font-name="Liberation Serif" fo:font-size="12pt" officeooo:rsid="001e287b" officeooo:paragraph-rsid="0031ec6c" style:font-size-asian="12pt" style:font-size-complex="12pt"/>
    </style:style>
    <style:style style:name="P10" style:family="paragraph" style:parent-style-name="Table_20_Contents">
      <style:text-properties style:font-name="Liberation Serif" fo:font-size="12pt" officeooo:rsid="001fdca0" officeooo:paragraph-rsid="001fdca0" style:font-size-asian="12pt" style:font-size-complex="12pt"/>
    </style:style>
    <style:style style:name="P11" style:family="paragraph" style:parent-style-name="Table_20_Contents">
      <style:text-properties style:font-name="Liberation Serif" fo:font-size="12pt" officeooo:rsid="001fdca0" officeooo:paragraph-rsid="002cd74a" style:font-size-asian="12pt" style:font-size-complex="12pt"/>
    </style:style>
    <style:style style:name="P12" style:family="paragraph" style:parent-style-name="Table_20_Contents">
      <style:text-properties style:font-name="Liberation Serif" fo:font-size="12pt" officeooo:rsid="001fdca0" officeooo:paragraph-rsid="0031ec6c" style:font-size-asian="12pt" style:font-size-complex="12pt"/>
    </style:style>
    <style:style style:name="P13" style:family="paragraph" style:parent-style-name="Table_20_Contents">
      <style:text-properties style:font-name="Liberation Serif" fo:font-size="12pt" officeooo:rsid="00206848" officeooo:paragraph-rsid="00206848" style:font-size-asian="12pt" style:font-size-complex="12pt"/>
    </style:style>
    <style:style style:name="P14" style:family="paragraph" style:parent-style-name="Table_20_Contents">
      <style:text-properties style:font-name="Liberation Serif" fo:font-size="12pt" officeooo:rsid="00206848" officeooo:paragraph-rsid="0031ec6c" style:font-size-asian="12pt" style:font-size-complex="12pt"/>
    </style:style>
    <style:style style:name="P15" style:family="paragraph" style:parent-style-name="Table_20_Contents">
      <style:text-properties style:font-name="Liberation Serif" fo:font-size="12pt" officeooo:rsid="002254a9" officeooo:paragraph-rsid="002254a9" style:font-size-asian="12pt" style:font-size-complex="12pt"/>
    </style:style>
    <style:style style:name="P16" style:family="paragraph" style:parent-style-name="Table_20_Contents">
      <style:text-properties style:font-name="Liberation Serif" fo:font-size="12pt" officeooo:rsid="002254a9" officeooo:paragraph-rsid="0031ec6c" style:font-size-asian="12pt" style:font-size-complex="12pt"/>
    </style:style>
    <style:style style:name="P17" style:family="paragraph" style:parent-style-name="Table_20_Contents">
      <style:text-properties style:font-name="Liberation Serif" fo:font-size="12pt" officeooo:rsid="002418c3" officeooo:paragraph-rsid="002418c3" style:font-size-asian="12pt" style:font-size-complex="12pt"/>
    </style:style>
    <style:style style:name="P18" style:family="paragraph" style:parent-style-name="Table_20_Contents">
      <style:text-properties style:font-name="Liberation Serif" fo:font-size="12pt" officeooo:rsid="002418c3" officeooo:paragraph-rsid="0031ec6c" style:font-size-asian="12pt" style:font-size-complex="12pt"/>
    </style:style>
    <style:style style:name="P19" style:family="paragraph" style:parent-style-name="Table_20_Contents">
      <style:text-properties style:font-name="Liberation Serif" fo:font-size="12pt" officeooo:rsid="0025f3e8" officeooo:paragraph-rsid="0025f3e8" style:font-size-asian="12pt" style:font-size-complex="12pt"/>
    </style:style>
    <style:style style:name="P20" style:family="paragraph" style:parent-style-name="Table_20_Contents">
      <style:text-properties style:font-name="Liberation Serif" fo:font-size="12pt" officeooo:rsid="0025f3e8" officeooo:paragraph-rsid="0031ec6c" style:font-size-asian="12pt" style:font-size-complex="12pt"/>
    </style:style>
    <style:style style:name="P21" style:family="paragraph" style:parent-style-name="Table_20_Contents">
      <style:text-properties style:font-name="Liberation Serif" fo:font-size="12pt" officeooo:rsid="0027a932" officeooo:paragraph-rsid="0027a932" style:font-size-asian="12pt" style:font-size-complex="12pt"/>
    </style:style>
    <style:style style:name="P22" style:family="paragraph" style:parent-style-name="Table_20_Contents">
      <style:text-properties style:font-name="Liberation Serif" fo:font-size="12pt" officeooo:rsid="0027a932" officeooo:paragraph-rsid="0031ec6c" style:font-size-asian="12pt" style:font-size-complex="12pt"/>
    </style:style>
    <style:style style:name="P23" style:family="paragraph" style:parent-style-name="Table_20_Contents">
      <style:text-properties style:font-name="Liberation Serif" fo:font-size="12pt" officeooo:rsid="0027eb3a" officeooo:paragraph-rsid="0027eb3a" style:font-size-asian="12pt" style:font-size-complex="12pt"/>
    </style:style>
    <style:style style:name="P24" style:family="paragraph" style:parent-style-name="Table_20_Contents">
      <style:text-properties style:font-name="Liberation Serif" fo:font-size="12pt" officeooo:rsid="0027eb3a" officeooo:paragraph-rsid="0031ec6c" style:font-size-asian="12pt" style:font-size-complex="12pt"/>
    </style:style>
    <style:style style:name="P25" style:family="paragraph" style:parent-style-name="Table_20_Contents">
      <style:text-properties style:font-name="Liberation Serif" fo:font-size="12pt" officeooo:rsid="0028ea2b" officeooo:paragraph-rsid="0028ea2b" style:font-size-asian="12pt" style:font-size-complex="12pt"/>
    </style:style>
    <style:style style:name="P26" style:family="paragraph" style:parent-style-name="Table_20_Contents">
      <style:text-properties style:font-name="Liberation Serif" fo:font-size="12pt" officeooo:rsid="0028ea2b" officeooo:paragraph-rsid="0031ec6c" style:font-size-asian="12pt" style:font-size-complex="12pt"/>
    </style:style>
    <style:style style:name="P27" style:family="paragraph" style:parent-style-name="Table_20_Contents">
      <style:text-properties style:font-name="Liberation Serif" fo:font-size="12pt" officeooo:rsid="002973ae" officeooo:paragraph-rsid="002973ae" style:font-size-asian="12pt" style:font-size-complex="12pt"/>
    </style:style>
    <style:style style:name="P28" style:family="paragraph" style:parent-style-name="Table_20_Contents">
      <style:text-properties style:font-name="Liberation Serif" fo:font-size="12pt" officeooo:rsid="002973ae" officeooo:paragraph-rsid="0031ec6c" style:font-size-asian="12pt" style:font-size-complex="12pt"/>
    </style:style>
    <style:style style:name="P29" style:family="paragraph" style:parent-style-name="Table_20_Contents">
      <style:text-properties style:font-name="Liberation Serif" fo:font-size="12pt" officeooo:rsid="002acea6" officeooo:paragraph-rsid="002acea6" style:font-size-asian="12pt" style:font-size-complex="12pt"/>
    </style:style>
    <style:style style:name="P30" style:family="paragraph" style:parent-style-name="Table_20_Contents">
      <style:text-properties style:font-name="Liberation Serif" fo:font-size="12pt" officeooo:rsid="002acea6" officeooo:paragraph-rsid="0031ec6c" style:font-size-asian="12pt" style:font-size-complex="12pt"/>
    </style:style>
    <style:style style:name="P31" style:family="paragraph" style:parent-style-name="Table_20_Contents">
      <style:text-properties style:font-name="Liberation Serif" fo:font-size="12pt" officeooo:rsid="002c511c" officeooo:paragraph-rsid="002c511c" style:font-size-asian="12pt" style:font-size-complex="12pt"/>
    </style:style>
    <style:style style:name="P32" style:family="paragraph" style:parent-style-name="Table_20_Contents">
      <style:text-properties style:font-name="Liberation Serif" fo:font-size="12pt" officeooo:rsid="002c511c" officeooo:paragraph-rsid="0031ec6c" style:font-size-asian="12pt" style:font-size-complex="12pt"/>
    </style:style>
    <style:style style:name="P33" style:family="paragraph" style:parent-style-name="Table_20_Contents">
      <style:text-properties style:font-name="Liberation Serif" fo:font-size="12pt" officeooo:rsid="002c864c" officeooo:paragraph-rsid="002c864c" style:font-size-asian="12pt" style:font-size-complex="12pt"/>
    </style:style>
    <style:style style:name="P34" style:family="paragraph" style:parent-style-name="Table_20_Contents">
      <style:text-properties style:font-name="Liberation Serif" fo:font-size="12pt" officeooo:rsid="002c864c" officeooo:paragraph-rsid="0031ec6c" style:font-size-asian="12pt" style:font-size-complex="12pt"/>
    </style:style>
    <style:style style:name="P35" style:family="paragraph" style:parent-style-name="Table_20_Contents">
      <style:text-properties style:font-name="Liberation Serif" fo:font-size="12pt" officeooo:rsid="002cd74a" officeooo:paragraph-rsid="002cd74a" style:font-size-asian="12pt" style:font-size-complex="12pt"/>
    </style:style>
    <style:style style:name="P36" style:family="paragraph" style:parent-style-name="Table_20_Contents">
      <style:text-properties style:font-name="Liberation Serif" fo:font-size="12pt" officeooo:rsid="002cd74a" officeooo:paragraph-rsid="0031ec6c" style:font-size-asian="12pt" style:font-size-complex="12pt"/>
    </style:style>
    <style:style style:name="P37" style:family="paragraph" style:parent-style-name="Table_20_Contents">
      <style:text-properties style:font-name="Liberation Serif" fo:font-size="12pt" officeooo:paragraph-rsid="0031ec6c" style:font-size-asian="12pt" style:font-size-complex="12pt"/>
    </style:style>
    <style:style style:name="P38" style:family="paragraph" style:parent-style-name="Table_20_Contents">
      <style:text-properties style:font-name="Liberation Serif" fo:font-size="12pt" officeooo:rsid="0031ec6c" officeooo:paragraph-rsid="0031ec6c" style:font-size-asian="12pt" style:font-size-complex="12pt"/>
    </style:style>
    <style:style style:name="P39" style:family="paragraph" style:parent-style-name="Table_20_Contents">
      <style:text-properties style:font-name="Liberation Serif" fo:font-size="12pt" officeooo:rsid="0033d4a3" officeooo:paragraph-rsid="0033d4a3" style:font-size-asian="12pt" style:font-size-complex="12pt"/>
    </style:style>
    <style:style style:name="P40" style:family="paragraph" style:parent-style-name="Table_20_Contents">
      <style:text-properties style:font-name="Liberation Serif" fo:font-size="12pt" officeooo:rsid="003462e0" officeooo:paragraph-rsid="003462e0" style:font-size-asian="12pt" style:font-size-complex="12pt"/>
    </style:style>
    <style:style style:name="P41" style:family="paragraph" style:parent-style-name="Table_20_Contents">
      <style:text-properties style:font-name="Liberation Serif" fo:font-size="12pt" officeooo:rsid="00353dd9" officeooo:paragraph-rsid="00353dd9" style:font-size-asian="12pt" style:font-size-complex="12pt"/>
    </style:style>
    <style:style style:name="P42" style:family="paragraph" style:parent-style-name="Table_20_Contents">
      <style:text-properties style:font-name="Liberation Serif" fo:font-size="12pt" officeooo:rsid="0035b1b7" officeooo:paragraph-rsid="0035b1b7" style:font-size-asian="12pt" style:font-size-complex="12pt"/>
    </style:style>
    <style:style style:name="P43" style:family="paragraph" style:parent-style-name="Table_20_Contents">
      <style:text-properties style:font-name="Liberation Serif" fo:font-size="12pt" officeooo:rsid="0035c653" officeooo:paragraph-rsid="0035c653" style:font-size-asian="12pt" style:font-size-complex="12pt"/>
    </style:style>
    <style:style style:name="P44" style:family="paragraph" style:parent-style-name="Table_20_Contents">
      <style:text-properties style:font-name="Liberation Serif" fo:font-size="12pt" officeooo:rsid="0036d32a" officeooo:paragraph-rsid="0036d32a" style:font-size-asian="12pt" style:font-size-complex="12pt"/>
    </style:style>
    <style:style style:name="P45" style:family="paragraph" style:parent-style-name="Table_20_Contents">
      <style:text-properties style:font-name="Liberation Serif" fo:font-size="12pt" officeooo:rsid="003bdc20" officeooo:paragraph-rsid="003bdc20" style:font-size-asian="12pt" style:font-size-complex="12pt"/>
    </style:style>
    <style:style style:name="P46" style:family="paragraph" style:parent-style-name="Table_20_Contents">
      <style:text-properties style:font-name="Liberation Serif" fo:font-size="12pt" officeooo:rsid="003eee50" officeooo:paragraph-rsid="003eee50" style:font-size-asian="12pt" style:font-size-complex="12pt"/>
    </style:style>
    <style:style style:name="P47" style:family="paragraph" style:parent-style-name="Table_20_Contents">
      <style:text-properties style:font-name="Liberation Serif" fo:font-size="12pt" officeooo:rsid="003f3645" officeooo:paragraph-rsid="003f3645" style:font-size-asian="12pt" style:font-size-complex="12pt"/>
    </style:style>
    <style:style style:name="P48" style:family="paragraph" style:parent-style-name="Table_20_Contents">
      <style:text-properties style:font-name="Liberation Serif" fo:font-size="12pt" officeooo:rsid="003fd24f" officeooo:paragraph-rsid="003fd24f" style:font-size-asian="12pt" style:font-size-complex="12pt"/>
    </style:style>
    <style:style style:name="P49" style:family="paragraph" style:parent-style-name="Table_20_Contents">
      <style:text-properties style:font-name="Liberation Serif" fo:font-size="12pt" officeooo:rsid="0041562c" officeooo:paragraph-rsid="0041562c" style:font-size-asian="12pt" style:font-size-complex="12pt"/>
    </style:style>
    <style:style style:name="P50" style:family="paragraph" style:parent-style-name="Standard">
      <style:text-properties style:font-name="Liberation Serif" fo:font-size="12pt" officeooo:paragraph-rsid="001a3fc9" style:font-size-asian="12pt" style:font-size-complex="12pt"/>
    </style:style>
    <style:style style:name="P51" style:family="paragraph" style:parent-style-name="Standard">
      <style:text-properties style:font-name="Liberation Serif" fo:font-size="12pt" officeooo:paragraph-rsid="001a6c84" style:font-size-asian="12pt" style:font-size-complex="12pt"/>
    </style:style>
    <style:style style:name="P52" style:family="paragraph" style:parent-style-name="Standard">
      <style:text-properties style:font-name="Liberation Serif" fo:font-size="12pt" officeooo:paragraph-rsid="0031ec6c" style:font-size-asian="12pt" style:font-size-complex="12pt"/>
    </style:style>
    <style:style style:name="P53" style:family="paragraph" style:parent-style-name="Standard">
      <style:text-properties officeooo:paragraph-rsid="001a3fc9"/>
    </style:style>
    <style:style style:name="P54" style:family="paragraph" style:parent-style-name="Standard">
      <style:text-properties officeooo:rsid="0030238e" officeooo:paragraph-rsid="0030238e"/>
    </style:style>
    <style:style style:name="P55" style:family="paragraph" style:parent-style-name="Standard">
      <style:text-properties officeooo:rsid="001a3fc9" officeooo:paragraph-rsid="001a3fc9"/>
    </style:style>
    <style:style style:name="P56" style:family="paragraph" style:parent-style-name="Standard">
      <style:text-properties officeooo:rsid="001a3fc9" officeooo:paragraph-rsid="0031ec6c"/>
    </style:style>
    <style:style style:name="P57" style:family="paragraph" style:parent-style-name="Standard">
      <style:text-properties officeooo:paragraph-rsid="0031ec6c"/>
    </style:style>
    <style:style style:name="P58" style:family="paragraph" style:parent-style-name="Standard">
      <style:text-properties officeooo:rsid="0031ec6c" officeooo:paragraph-rsid="0031ec6c"/>
    </style:style>
    <style:style style:name="P59" style:family="paragraph" style:parent-style-name="Standard">
      <style:text-properties officeooo:rsid="001574ae" officeooo:paragraph-rsid="001574ae"/>
    </style:style>
    <style:style style:name="P60" style:family="paragraph" style:parent-style-name="Standard">
      <style:text-properties officeooo:rsid="001574ae" officeooo:paragraph-rsid="003986db"/>
    </style:style>
    <style:style style:name="P61" style:family="paragraph" style:parent-style-name="Standard">
      <style:text-properties officeooo:rsid="003986db" officeooo:paragraph-rsid="003986db"/>
    </style:style>
    <style:style style:name="P62" style:family="paragraph" style:parent-style-name="Standard">
      <style:text-properties officeooo:rsid="003aea22" officeooo:paragraph-rsid="003aea22"/>
    </style:style>
    <style:style style:name="P63" style:family="paragraph" style:parent-style-name="Preformatted_20_Text">
      <style:text-properties style:font-name="Liberation Serif" fo:font-size="12pt" style:font-size-asian="12pt" style:font-size-complex="12pt"/>
    </style:style>
    <style:style style:name="P64" style:family="paragraph" style:parent-style-name="Preformatted_20_Text">
      <style:text-properties style:font-name="Liberation Serif" fo:font-size="12pt" officeooo:paragraph-rsid="002cd74a" style:font-size-asian="12pt" style:font-size-complex="12pt"/>
    </style:style>
    <style:style style:name="P65" style:family="paragraph" style:parent-style-name="Preformatted_20_Text">
      <style:text-properties style:font-name="Liberation Serif" fo:font-size="12pt" officeooo:paragraph-rsid="0031ec6c" style:font-size-asian="12pt" style:font-size-complex="12pt"/>
    </style:style>
    <style:style style:name="P66" style:family="paragraph" style:parent-style-name="Preformatted_20_Text">
      <style:text-properties style:font-name="Liberation Mono" fo:font-size="10pt" style:font-size-asian="10pt" style:font-size-complex="10pt"/>
    </style:style>
    <style:style style:name="P67" style:family="paragraph" style:parent-style-name="Preformatted_20_Text">
      <style:text-properties style:font-name="Liberation Mono" fo:font-size="10pt" officeooo:paragraph-rsid="0031ec6c" style:font-size-asian="10pt" style:font-size-complex="10pt"/>
    </style:style>
    <style:style style:name="P68" style:family="paragraph" style:parent-style-name="Preformatted_20_Text">
      <style:text-properties officeooo:rsid="002c511c" officeooo:paragraph-rsid="002c511c"/>
    </style:style>
    <style:style style:name="P69" style:family="paragraph" style:parent-style-name="Preformatted_20_Text">
      <style:text-properties officeooo:rsid="002c511c" officeooo:paragraph-rsid="0031ec6c"/>
    </style:style>
    <style:style style:name="P70" style:family="paragraph" style:parent-style-name="Preformatted_20_Text">
      <style:text-properties officeooo:paragraph-rsid="002cd74a"/>
    </style:style>
    <style:style style:name="P71" style:family="paragraph" style:parent-style-name="Preformatted_20_Text">
      <style:text-properties officeooo:rsid="002ebc29" officeooo:paragraph-rsid="002ebc29"/>
    </style:style>
    <style:style style:name="P72" style:family="paragraph" style:parent-style-name="Preformatted_20_Text">
      <style:text-properties officeooo:rsid="002ebc29" officeooo:paragraph-rsid="0031ec6c"/>
    </style:style>
    <style:style style:name="P73" style:family="paragraph" style:parent-style-name="Preformatted_20_Text">
      <style:text-properties officeooo:paragraph-rsid="0031ec6c"/>
    </style:style>
    <style:style style:name="P74" style:family="paragraph" style:parent-style-name="Preformatted_20_Text">
      <style:paragraph-properties fo:margin-top="0in" fo:margin-bottom="0.1965in" loext:contextual-spacing="false"/>
    </style:style>
    <style:style style:name="P75" style:family="paragraph" style:parent-style-name="Preformatted_20_Text">
      <style:paragraph-properties fo:margin-top="0in" fo:margin-bottom="0.1965in" loext:contextual-spacing="false"/>
      <style:text-properties style:font-name="Liberation Serif" fo:font-size="12pt" officeooo:paragraph-rsid="002cd74a" style:font-size-asian="12pt" style:font-size-complex="12pt"/>
    </style:style>
    <style:style style:name="P76" style:family="paragraph" style:parent-style-name="Preformatted_20_Text">
      <style:paragraph-properties fo:margin-top="0in" fo:margin-bottom="0.1965in" loext:contextual-spacing="false"/>
      <style:text-properties style:font-name="Liberation Serif" fo:font-size="12pt" officeooo:paragraph-rsid="0031ec6c" style:font-size-asian="12pt" style:font-size-complex="12pt"/>
    </style:style>
    <style:style style:name="P77" style:family="paragraph" style:parent-style-name="Preformatted_20_Text">
      <style:paragraph-properties fo:margin-top="0in" fo:margin-bottom="0.1965in" loext:contextual-spacing="false"/>
      <style:text-properties officeooo:paragraph-rsid="0031ec6c"/>
    </style:style>
    <style:style style:name="T1" style:family="text">
      <style:text-properties officeooo:rsid="0015ea1c"/>
    </style:style>
    <style:style style:name="T2" style:family="text">
      <style:text-properties officeooo:rsid="001721af"/>
    </style:style>
    <style:style style:name="T3" style:family="text">
      <style:text-properties officeooo:rsid="00186d90"/>
    </style:style>
    <style:style style:name="T4" style:family="text">
      <style:text-properties officeooo:rsid="00195234"/>
    </style:style>
    <style:style style:name="T5" style:family="text">
      <style:text-properties officeooo:rsid="001a3fc9"/>
    </style:style>
    <style:style style:name="T6" style:family="text">
      <style:text-properties style:font-name="Liberation Serif" officeooo:rsid="001a3fc9"/>
    </style:style>
    <style:style style:name="T7" style:family="text">
      <style:text-properties style:font-name="Liberation Serif" fo:font-size="12pt" style:font-size-asian="12pt" style:font-size-complex="12pt"/>
    </style:style>
    <style:style style:name="T8" style:family="text">
      <style:text-properties officeooo:rsid="0031ec6c"/>
    </style:style>
    <style:style style:name="T9" style:family="text">
      <style:text-properties officeooo:rsid="00353dd9"/>
    </style:style>
    <style:style style:name="T10" style:family="text">
      <style:text-properties officeooo:rsid="003986db"/>
    </style:style>
    <style:style style:name="T11" style:family="text">
      <style:text-properties officeooo:rsid="001574ae"/>
    </style:style>
    <style:style style:name="T12" style:family="text">
      <style:text-properties officeooo:rsid="003bdc20"/>
    </style:style>
    <style:style style:name="T13" style:family="text">
      <style:text-properties officeooo:rsid="003f3645"/>
    </style:style>
    <style:style style:name="T14" style:family="text">
      <style:text-properties officeooo:rsid="003fd24f"/>
    </style:style>
    <style:style style:name="T15" style:family="text">
      <style:text-properties officeooo:rsid="0041562c"/>
    </style:style>
    <style:style style:name="T16" style:family="text">
      <style:text-properties officeooo:rsid="00419568"/>
    </style:style>
    <style:style style:name="T17" style:family="text">
      <style:text-properties officeooo:rsid="004353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Assignment-1</text:p>
      <text:p text:style-name="P1"/>
      <text:p text:style-name="P1">1.Heuristics – Describe the two heuristics you used for A*. Show why they are admissible (or consistent).</text:p>
      <text:p text:style-name="P1"/>
      <text:p text:style-name="P1">sol: In 8 puzzle problem we can move a tile from A square to B square only if they are adjacent and B is a blank <text:span text:style-name="T1">tile. To</text:span> develop a heuristic we can ignore about blank position or adjacency or both.</text:p>
      <text:p text:style-name="P1"/>
      <text:p text:style-name="P1">Heuristic function 1 : </text:p>
      <text:p text:style-name="P1"/>
      <text:p text:style-name="P1">Ignoring both adjacency and blank position leads to misplaced tile <text:span text:style-name="T10">heuristic. In</text:span> this function number of moves is equal to number of misplaced tiles.</text:p>
      <text:p text:style-name="P1">Clearly h(n) = number of misplaced tiles &lt;= h*(n) the cost of an optimal sequence of moves from node n.</text:p>
      <text:p text:style-name="P1"/>
      <text:p text:style-name="P1">For a <text:span text:style-name="T1">heuristic</text:span> to be admissible it should satisfy:</text:p>
      <text:p text:style-name="P1"/>
      <text:p text:style-name="P1"><text:tab/><text:tab/>0&lt;= h(n) &lt;=h*(n)</text:p>
      <text:p text:style-name="P1">where h(n) is heuristic and h*(n) is optimal cost path of node to goal node.</text:p>
      <text:p text:style-name="P1"/>
      <text:p text:style-name="P1">Therefore, heuristic 1 is admissible.</text:p>
      <text:p text:style-name="P60"><text:span text:style-name="T10">F</text:span>or consistency, any node n and its any successor p, h(n) ≤ h(p) + cost(n,p) and h(goal) = 0.</text:p>
      <text:p text:style-name="P62">cost(n,p)=1 and as we can move only one misplaced tile to its correct position in one move in the best case and number of misplaced tiles remain same in the worst case.</text:p>
      <text:p text:style-name="P62">Therefore, heuristic is consistent.</text:p>
      <text:p text:style-name="P1"/>
      <text:p text:style-name="P1"><text:span text:style-name="T1">Heuristic</text:span> function 2:</text:p>
      <text:p text:style-name="P1"/>
      <text:p text:style-name="P1">Ignoring blank position will lead to <text:span text:style-name="T1">Manhattan</text:span> distance heuristic function. In this we need to slide each <text:span text:style-name="T1">moves tile</text:span> to its goal position.</text:p>
      <text:p text:style-name="P1">Moves can be made either horizontally or vertically.</text:p>
      <text:p text:style-name="P1"/>
      <text:p text:style-name="P1">No. of moves =sum of <text:span text:style-name="T1">Manhattan</text:span> distances = sum of all horizontal and vertical slides we need to move those tiles into their goal position.</text:p>
      <text:p text:style-name="P1"/>
      <text:p text:style-name="P1">Since you can only move the blocks one at a time and in only one of the directions, the optimal path for each block is that it has a clear, unobstructed path to its goal state which is possible only by <text:span text:style-name="T1">Manhattan</text:span> distance where as all other paths have more moves.</text:p>
      <text:p text:style-name="P1"/>
      <text:p text:style-name="P1">Thus h(n) = sum of all <text:span text:style-name="T1">Manhattan</text:span> distances &lt;= h*(n).</text:p>
      <text:p text:style-name="P1"/>
      <text:p text:style-name="P1"><text:bookmark-start text:name="__DdeLink__192_1365191879"/><text:span text:style-name="T10">F</text:span>or consistency, any node n and its any successor p, h(n) ≤ h(p) + cost(n,p) and h(goal) = 0.<text:bookmark-end text:name="__DdeLink__192_1365191879"/></text:p>
      <text:p text:style-name="P61">cost(n,p)=1 as we can <text:s/><text:span text:style-name="T11">move a tile either left or right or up and down </text:span>and h(p) in the best case we can move one step towards goal but not more than that so minimum value it can take is <text:s/>h(n)-1 and in the worst case h(n) that is the distance remains same.</text:p>
      <text:p text:style-name="P61">Therefore <text:span text:style-name="T11">h(n) ≤ h(p) + cost(n,p).</text:span></text:p>
      <text:p text:style-name="P61">So, it is consistent and all consistent heuristics are admissible.</text:p>
      <text:p text:style-name="P1"/>
      <text:p text:style-name="P1"/>
      <text:p text:style-name="P1"><text:soft-page-break/>2)Memory issue with A* -Describe the memory issue you ran into when running A*. Why does this happen? How much memory do you need to solve the 15-puzzle?</text:p>
      <text:p text:style-name="P1"/>
      <text:p text:style-name="P1">sol)The main drawback of this algorithm is it's exponential in memory complexity with respect to the length of the <text:span text:style-name="T1">solution. It</text:span> is badly space-limited. When I ran the algorithm with a 8 puzzle problem it took few milliseconds but for the 15 puzzle problem it took few seconds and few were running for long time. This is because it has an exponential memory complexity with respect to <text:span text:style-name="T1">size. So</text:span> in the worst scenario for 15 puzzle, amount of nodes kept in memory is a constant to the power of the number of nodes available. <text:span text:style-name="T17">The complexity will be roughly(15!)^4 <text:s/>in worst case as 15! is possible nodes and branching factor is 4.</text:span></text:p>
      <text:p text:style-name="P1"/>
      <text:p text:style-name="P1"/>
      <text:p text:style-name="P1">3)Memory-<text:span text:style-name="T1">b</text:span>ounded algorithm – Describe your memory bounded search algorithm. Is this algorithm complete? Is it optimal? Give a brief complexity analysis. This doesn’t have to be rigorous but clear enough and correct.</text:p>
      <text:p text:style-name="P1"/>
      <text:p text:style-name="P1">sol)I have implemented iterative deepening A* which removes the memory issues faced using A* search algorithm without sacrificing optimal solution. Each iteration is a DFS that tracks the cost, f(n) = g(n) + h(n), of each node generated. As soon as a node is generated whose cost exceeds a bound for that iteration, its path is removed, and the search backtracks before continuing to next one. The bound is initialized to the heuristic value of the initial node, and in each successive iteration is increased to the cost which is equal to the total cost of the lowest-cost node that was pruned during the previous iteration and halts when goal is reached whose total cost does not exceed the current bound.</text:p>
      <text:p text:style-name="P1"/>
      <text:p text:style-name="P1">It is complete and is guaranteed to find the optimal path from start node to any goal node provided the heuristic function h is admissible.</text:p>
      <text:p text:style-name="P1"/>
      <text:p text:style-name="P2"><text:span text:style-name="T2">It </text:span>performs a <text:span text:style-name="T2">no. </text:span>of <text:span text:style-name="T2">DFS searches</text:span>, <text:span text:style-name="T2">so </text:span>its memory requirement is linear with respect to the max. <text:span text:style-name="T2">depth of the</text:span> search<text:span text:style-name="T3">(Max. Search depth * branch factor).</text:span> <text:span text:style-name="T4">It expands the same no. of nodes as A* tree search, provided that the number of nodes grows exponentially with cost of the solution. The time complexity will be asymptotically branch factor exponentially growing to the maximum depth search. </text:span></text:p>
      <text:p text:style-name="P2"/>
      <text:p text:style-name="P2"/>
      <text:p text:style-name="P2"/>
      <text:p text:style-name="P53"><text:span text:style-name="T5">4)</text:span><text:span text:style-name="T6"> </text:span><text:span text:style-name="T7">A table describing the performance of your A* implementation on a randomly drawn set of 20 solvable puzzles. You should tabulate the number of states explored, time (in milliseconds) to solve the problem and the </text:span><text:bookmark-start text:name="__DdeLink__157_1365191879"/><text:span text:style-name="T7">depth </text:span><text:bookmark-end text:name="__DdeLink__157_1365191879"/><text:span text:style-name="T7">at which the solution was found for both heuristics.</text:span></text:p>
      <text:p text:style-name="P53"><text:span text:style-name="T7"/></text:p>
      <text:p text:style-name="P54"><text:span text:style-name="T7">Heuristic 1 results: Misplaced Tiles</text:span></text:p>
      <text:p text:style-name="P50"/>
      <table:table table:name="A*" table:style-name="A_2a_">
        <table:table-column table:style-name="A_2a_.A"/>
        <table:table-column table:style-name="A_2a_.B"/>
        <table:table-column table:style-name="A_2a_.C"/>
        <table:table-column table:style-name="A_2a_.D"/>
        <table:table-column table:style-name="A_2a_.E"/>
        <table:table-row>
          <table:table-cell table:style-name="A_2a_.A1" office:value-type="string">
            <text:p text:style-name="P4">Puzzle. no.</text:p>
          </table:table-cell>
          <table:table-cell table:style-name="A_2a_.A1" office:value-type="string">
            <text:p text:style-name="P4"><text:s text:c="6"/>Puzzle</text:p>
          </table:table-cell>
          <table:table-cell table:style-name="A_2a_.A1" office:value-type="string">
            <text:p text:style-name="P51">number of states explored</text:p>
          </table:table-cell>
          <table:table-cell table:style-name="A_2a_.A1" office:value-type="string">
            <text:p text:style-name="P51">time (in milliseconds)</text:p>
          </table:table-cell>
          <table:table-cell table:style-name="A_2a_.E1" office:value-type="string">
            <text:p text:style-name="P51">depth </text:p>
          </table:table-cell>
        </table:table-row>
        <table:table-row table:style-name="A_2a_.2">
          <table:table-cell table:style-name="A_2a_.A2" office:value-type="string">
            <text:p text:style-name="P4">1.</text:p>
          </table:table-cell>
          <table:table-cell table:style-name="A_2a_.A2" office:value-type="string">
            <text:p text:style-name="P6">1,3,</text:p>
            <text:p text:style-name="P6">4,2,5</text:p>
            <text:p text:style-name="P6">7,8,6</text:p>
          </table:table-cell>
          <table:table-cell table:style-name="A_2a_.A2" office:value-type="string">
            <text:p text:style-name="P10">10</text:p>
          </table:table-cell>
          <table:table-cell table:style-name="A_2a_.A2" office:value-type="string">
            <text:p text:style-name="P7">1.<text:span text:style-name="T8">09</text:span></text:p>
          </table:table-cell>
          <table:table-cell table:style-name="A_2a_.E2" office:value-type="string">
            <text:p text:style-name="P45">4</text:p>
          </table:table-cell>
        </table:table-row>
        <table:table-row table:style-name="A_2a_.3">
          <table:table-cell table:style-name="A_2a_.A2" office:value-type="string">
            <text:p text:style-name="P8">2.</text:p>
          </table:table-cell>
          <table:table-cell table:style-name="A_2a_.A2" office:value-type="string">
            <text:p text:style-name="P8"><text:bookmark-start text:name="__DdeLink__194_1365191879"/>4,1,3</text:p>
            <text:p text:style-name="P8">2,5,6</text:p>
            <text:p text:style-name="P8"><text:soft-page-break/>7,8,<text:bookmark-end text:name="__DdeLink__194_1365191879"/></text:p>
          </table:table-cell>
          <table:table-cell table:style-name="A_2a_.A2" office:value-type="string">
            <text:p text:style-name="P8">45</text:p>
          </table:table-cell>
          <table:table-cell table:style-name="A_2a_.A2" office:value-type="string">
            <text:p text:style-name="P12">4.<text:span text:style-name="T8">51</text:span></text:p>
          </table:table-cell>
          <table:table-cell table:style-name="A_2a_.E2" office:value-type="string">
            <text:p text:style-name="P38">1<text:span text:style-name="T12">5</text:span></text:p>
          </table:table-cell>
        </table:table-row>
        <table:table-row table:style-name="A_2a_.4">
          <table:table-cell table:style-name="A_2a_.A2" office:value-type="string">
            <text:p text:style-name="P10">3.</text:p>
          </table:table-cell>
          <table:table-cell table:style-name="A_2a_.A2" office:value-type="string">
            <text:p text:style-name="P71"><text:bookmark-start text:name="__DdeLink__212_1365191879"/>4,1,2</text:p>
            <text:p text:style-name="P71">5,7,3</text:p>
            <text:p text:style-name="P71">,6,8<text:bookmark-end text:name="__DdeLink__212_1365191879"/></text:p>
          </table:table-cell>
          <table:table-cell table:style-name="A_2a_.A2" office:value-type="string">
            <text:p text:style-name="P49">63</text:p>
          </table:table-cell>
          <table:table-cell table:style-name="A_2a_.A2" office:value-type="string">
            <text:p text:style-name="P45">5.08</text:p>
          </table:table-cell>
          <table:table-cell table:style-name="A_2a_.E2" office:value-type="string">
            <text:p text:style-name="P45">23</text:p>
          </table:table-cell>
        </table:table-row>
        <table:table-row>
          <table:table-cell table:style-name="A_2a_.A2" office:value-type="string">
            <text:p text:style-name="P10">4.</text:p>
          </table:table-cell>
          <table:table-cell table:style-name="A_2a_.A2" office:value-type="string">
            <text:p text:style-name="P63"><text:bookmark-start text:name="__DdeLink__229_1365191879"/><text:bookmark-start text:name="__DdeLink__259_1365191879"/><text:bookmark-start text:name="__DdeLink__232_1365191879"/>2,3,8,6</text:p>
            <text:p text:style-name="Preformatted_20_Text">1,10,4,11</text:p>
            <text:p text:style-name="Preformatted_20_Text">5,9,,7</text:p>
            <text:p text:style-name="P74">13,14,15,12<text:bookmark-end text:name="__DdeLink__229_1365191879"/><text:bookmark-end text:name="__DdeLink__232_1365191879"/><text:bookmark-end text:name="__DdeLink__259_1365191879"/></text:p>
            <text:p text:style-name="P3"/>
          </table:table-cell>
          <table:table-cell table:style-name="A_2a_.A2" office:value-type="string">
            <text:p text:style-name="P10">9<text:span text:style-name="T15">5</text:span></text:p>
          </table:table-cell>
          <table:table-cell table:style-name="A_2a_.A2" office:value-type="string">
            <text:p text:style-name="P39">27.73</text:p>
          </table:table-cell>
          <table:table-cell table:style-name="A_2a_.E2" office:value-type="string">
            <text:p text:style-name="P47">18</text:p>
          </table:table-cell>
        </table:table-row>
        <table:table-row>
          <table:table-cell table:style-name="A_2a_.A2" office:value-type="string">
            <text:p text:style-name="P13">5.</text:p>
          </table:table-cell>
          <table:table-cell table:style-name="A_2a_.A2" office:value-type="string">
            <text:p text:style-name="P66">,5,1,3</text:p>
            <text:p text:style-name="Preformatted_20_Text">2,10,6,4</text:p>
            <text:p text:style-name="Preformatted_20_Text">9,7,11,8</text:p>
            <text:p text:style-name="P74">13,14,15,12</text:p>
          </table:table-cell>
          <table:table-cell table:style-name="A_2a_.A2" office:value-type="string">
            <text:p text:style-name="P49">91</text:p>
          </table:table-cell>
          <table:table-cell table:style-name="A_2a_.A2" office:value-type="string">
            <text:p text:style-name="P47">10.54</text:p>
          </table:table-cell>
          <table:table-cell table:style-name="A_2a_.E2" office:value-type="string">
            <text:p text:style-name="P47">16</text:p>
          </table:table-cell>
        </table:table-row>
        <table:table-row>
          <table:table-cell table:style-name="A_2a_.A2" office:value-type="string">
            <text:p text:style-name="P13">6.</text:p>
          </table:table-cell>
          <table:table-cell table:style-name="A_2a_.A2" office:value-type="string">
            <text:p text:style-name="P13">1,2,,3</text:p>
            <text:p text:style-name="P13">5,6,8,4</text:p>
            <text:p text:style-name="P13">9,10,7,15</text:p>
            <text:p text:style-name="P13">13,14,12,11</text:p>
          </table:table-cell>
          <table:table-cell table:style-name="A_2a_.A2" office:value-type="string">
            <text:p text:style-name="P13">84</text:p>
          </table:table-cell>
          <table:table-cell table:style-name="A_2a_.A2" office:value-type="string">
            <text:p text:style-name="P40">3.<text:span text:style-name="T13">55</text:span></text:p>
          </table:table-cell>
          <table:table-cell table:style-name="A_2a_.E2" office:value-type="string">
            <text:p text:style-name="P40">1<text:span text:style-name="T13">0</text:span></text:p>
          </table:table-cell>
        </table:table-row>
        <table:table-row>
          <table:table-cell table:style-name="A_2a_.A2" office:value-type="string">
            <text:p text:style-name="P13">7.</text:p>
          </table:table-cell>
          <table:table-cell table:style-name="A_2a_.A2" office:value-type="string">
            <text:p text:style-name="P13">1,2,3,4</text:p>
            <text:p text:style-name="P13">5,,6,11</text:p>
            <text:p text:style-name="P13">9,10,8,7</text:p>
            <text:p text:style-name="P13">13,14,15,12</text:p>
          </table:table-cell>
          <table:table-cell table:style-name="A_2a_.A2" office:value-type="string">
            <text:p text:style-name="P13">53</text:p>
          </table:table-cell>
          <table:table-cell table:style-name="A_2a_.A2" office:value-type="string">
            <text:p text:style-name="P14">8.<text:span text:style-name="T9">8</text:span></text:p>
          </table:table-cell>
          <table:table-cell table:style-name="A_2a_.E2" office:value-type="string">
            <text:p text:style-name="P41">15</text:p>
          </table:table-cell>
        </table:table-row>
        <table:table-row>
          <table:table-cell table:style-name="A_2a_.A2" office:value-type="string">
            <text:p text:style-name="P13">8.</text:p>
          </table:table-cell>
          <table:table-cell table:style-name="A_2a_.A2" office:value-type="string">
            <text:p text:style-name="P13">1,2,3,4</text:p>
            <text:p text:style-name="P13">5,6,7,8</text:p>
            <text:p text:style-name="P13">9,,11,12</text:p>
            <text:p text:style-name="P13">13,10,14,15</text:p>
          </table:table-cell>
          <table:table-cell table:style-name="A_2a_.A2" office:value-type="string">
            <text:p text:style-name="P13">9</text:p>
          </table:table-cell>
          <table:table-cell table:style-name="A_2a_.A2" office:value-type="string">
            <text:p text:style-name="P41">1.19</text:p>
          </table:table-cell>
          <table:table-cell table:style-name="A_2a_.E2" office:value-type="string">
            <text:p text:style-name="P46">5</text:p>
          </table:table-cell>
        </table:table-row>
        <table:table-row>
          <table:table-cell table:style-name="A_2a_.A2" office:value-type="string">
            <text:p text:style-name="P13">9.</text:p>
          </table:table-cell>
          <table:table-cell table:style-name="A_2a_.A2" office:value-type="string">
            <text:p text:style-name="P15">2,10,3,4</text:p>
            <text:p text:style-name="P15">5,,6,8</text:p>
            <text:p text:style-name="P15">7,1,15,11</text:p>
            <text:p text:style-name="P15">9,13,14,12</text:p>
          </table:table-cell>
          <table:table-cell table:style-name="A_2a_.A2" office:value-type="string">
            <text:p text:style-name="P49">212</text:p>
          </table:table-cell>
          <table:table-cell table:style-name="A_2a_.A2" office:value-type="string">
            <text:p text:style-name="P47">23.63</text:p>
          </table:table-cell>
          <table:table-cell table:style-name="A_2a_.E2" office:value-type="string">
            <text:p text:style-name="P47">18</text:p>
          </table:table-cell>
        </table:table-row>
        <table:table-row>
          <table:table-cell table:style-name="A_2a_.A2" office:value-type="string">
            <text:p text:style-name="P17">10.</text:p>
          </table:table-cell>
          <table:table-cell table:style-name="A_2a_.A2" office:value-type="string">
            <text:p text:style-name="P17">1,6,2,3</text:p>
            <text:p text:style-name="P17">5,,7,4</text:p>
            <text:p text:style-name="P17">9,10,11,8</text:p>
            <text:p text:style-name="P17">13,14,15,12</text:p>
          </table:table-cell>
          <table:table-cell table:style-name="A_2a_.A2" office:value-type="string">
            <text:p text:style-name="P17">14</text:p>
          </table:table-cell>
          <table:table-cell table:style-name="A_2a_.A2" office:value-type="string">
            <text:p text:style-name="P42">1.<text:span text:style-name="T14">43</text:span></text:p>
          </table:table-cell>
          <table:table-cell table:style-name="A_2a_.E2" office:value-type="string">
            <text:p text:style-name="P48">6</text:p>
          </table:table-cell>
        </table:table-row>
        <table:table-row>
          <table:table-cell table:style-name="A_2a_.A2" office:value-type="string">
            <text:p text:style-name="P17">11.</text:p>
          </table:table-cell>
          <table:table-cell table:style-name="A_2a_.A2" office:value-type="string">
            <text:p text:style-name="P19">1,2,3,4</text:p>
            <text:p text:style-name="P19">5,10,6,7</text:p>
            <text:p text:style-name="P19">9,,11,8</text:p>
            <text:p text:style-name="P19">13,14,15,12</text:p>
          </table:table-cell>
          <table:table-cell table:style-name="A_2a_.A2" office:value-type="string">
            <text:p text:style-name="P19">15</text:p>
          </table:table-cell>
          <table:table-cell table:style-name="A_2a_.A2" office:value-type="string">
            <text:p text:style-name="P43">1.8</text:p>
          </table:table-cell>
          <table:table-cell table:style-name="A_2a_.E2" office:value-type="string">
            <text:p text:style-name="P48">5</text:p>
          </table:table-cell>
        </table:table-row>
        <table:table-row>
          <table:table-cell table:style-name="A_2a_.A2" office:value-type="string">
            <text:p text:style-name="P19">12.</text:p>
          </table:table-cell>
          <table:table-cell table:style-name="A_2a_.A2" office:value-type="string">
            <text:p text:style-name="P21">5,1,3,4</text:p>
            <text:p text:style-name="P21">9,2,7,8</text:p>
            <text:p text:style-name="P21">,6,10,11</text:p>
            <text:p text:style-name="P21">13,14,15,12</text:p>
          </table:table-cell>
          <table:table-cell table:style-name="A_2a_.A2" office:value-type="string">
            <text:p text:style-name="P21">20</text:p>
          </table:table-cell>
          <table:table-cell table:style-name="A_2a_.A2" office:value-type="string">
            <text:p text:style-name="P48">3.11</text:p>
          </table:table-cell>
          <table:table-cell table:style-name="A_2a_.E2" office:value-type="string">
            <text:p text:style-name="P48">8</text:p>
          </table:table-cell>
        </table:table-row>
        <text:soft-page-break/>
        <table:table-row>
          <table:table-cell table:style-name="A_2a_.A2" office:value-type="string">
            <text:p text:style-name="P23">13.</text:p>
          </table:table-cell>
          <table:table-cell table:style-name="A_2a_.A2" office:value-type="string">
            <text:p text:style-name="P25">1,3,7,</text:p>
            <text:p text:style-name="P25">5,2,11,4</text:p>
            <text:p text:style-name="P25">9,6,12,8</text:p>
            <text:p text:style-name="P25">13,10,14,15</text:p>
          </table:table-cell>
          <table:table-cell table:style-name="A_2a_.A2" office:value-type="string">
            <text:p text:style-name="P25">27</text:p>
          </table:table-cell>
          <table:table-cell table:style-name="A_2a_.A2" office:value-type="string">
            <text:p text:style-name="P26">3.58</text:p>
          </table:table-cell>
          <table:table-cell table:style-name="A_2a_.E2" office:value-type="string">
            <text:p text:style-name="P26">12</text:p>
          </table:table-cell>
        </table:table-row>
        <table:table-row>
          <table:table-cell table:style-name="A_2a_.A2" office:value-type="string">
            <text:p text:style-name="P25">14.</text:p>
          </table:table-cell>
          <table:table-cell table:style-name="A_2a_.A2" office:value-type="string">
            <text:p text:style-name="P27">1,2,3,4</text:p>
            <text:p text:style-name="P27">,5,6,8</text:p>
            <text:p text:style-name="P27">9,14,7,12</text:p>
            <text:p text:style-name="P27">13,11,10,15</text:p>
          </table:table-cell>
          <table:table-cell table:style-name="A_2a_.A2" office:value-type="string">
            <text:p text:style-name="P27">50</text:p>
          </table:table-cell>
          <table:table-cell table:style-name="A_2a_.A2" office:value-type="string">
            <text:p text:style-name="P48">2.85</text:p>
          </table:table-cell>
          <table:table-cell table:style-name="A_2a_.E2" office:value-type="string">
            <text:p text:style-name="P44">1<text:span text:style-name="T14">1</text:span></text:p>
          </table:table-cell>
        </table:table-row>
        <table:table-row>
          <table:table-cell table:style-name="A_2a_.A2" office:value-type="string">
            <text:p text:style-name="P27">15.</text:p>
          </table:table-cell>
          <table:table-cell table:style-name="A_2a_.A2" office:value-type="string">
            <text:p text:style-name="P33"><text:bookmark-start text:name="__DdeLink__210_1365191879"/>2,5,8</text:p>
            <text:p text:style-name="P33">1,3,6</text:p>
            <text:p text:style-name="P33">4,,7<text:bookmark-end text:name="__DdeLink__210_1365191879"/></text:p>
          </table:table-cell>
          <table:table-cell table:style-name="A_2a_.A2" office:value-type="string">
            <text:p text:style-name="P49">90</text:p>
          </table:table-cell>
          <table:table-cell table:style-name="A_2a_.A2" office:value-type="string">
            <text:p text:style-name="P48">7.<text:span text:style-name="T15">9</text:span></text:p>
          </table:table-cell>
          <table:table-cell table:style-name="A_2a_.E2" office:value-type="string">
            <text:p text:style-name="P48">15</text:p>
          </table:table-cell>
        </table:table-row>
        <table:table-row>
          <table:table-cell table:style-name="A_2a_.A2" office:value-type="string">
            <text:p text:style-name="P31">16.</text:p>
          </table:table-cell>
          <table:table-cell table:style-name="A_2a_.A2" office:value-type="string">
            <text:p text:style-name="P35"><text:bookmark-start text:name="__DdeLink__208_1365191879"/>1,,3</text:p>
            <text:p text:style-name="P35">4,2,6</text:p>
            <text:p text:style-name="P35">7,5,8<text:bookmark-end text:name="__DdeLink__208_1365191879"/></text:p>
          </table:table-cell>
          <table:table-cell table:style-name="A_2a_.A2" office:value-type="string">
            <text:p text:style-name="P35">9</text:p>
          </table:table-cell>
          <table:table-cell table:style-name="A_2a_.A2" office:value-type="string">
            <text:p text:style-name="P49">1.6</text:p>
          </table:table-cell>
          <table:table-cell table:style-name="A_2a_.E2" office:value-type="string">
            <text:p text:style-name="P48">3</text:p>
          </table:table-cell>
        </table:table-row>
        <table:table-row>
          <table:table-cell table:style-name="A_2a_.A2" office:value-type="string">
            <text:p text:style-name="P31">17.</text:p>
          </table:table-cell>
          <table:table-cell table:style-name="A_2a_.A2" office:value-type="string">
            <text:p text:style-name="P35">1,3,6</text:p>
            <text:p text:style-name="P35">4,2,8</text:p>
            <text:p text:style-name="P35">7,,5</text:p>
          </table:table-cell>
          <table:table-cell table:style-name="A_2a_.A2" office:value-type="string">
            <text:p text:style-name="P35">26</text:p>
          </table:table-cell>
          <table:table-cell table:style-name="A_2a_.A2" office:value-type="string">
            <text:p text:style-name="P48">1.<text:span text:style-name="T15">3</text:span>3</text:p>
          </table:table-cell>
          <table:table-cell table:style-name="A_2a_.E2" office:value-type="string">
            <text:p text:style-name="P48">7</text:p>
          </table:table-cell>
        </table:table-row>
        <table:table-row>
          <table:table-cell table:style-name="A_2a_.A2" office:value-type="string">
            <text:p text:style-name="P31">18.</text:p>
          </table:table-cell>
          <table:table-cell table:style-name="A_2a_.A2" office:value-type="string">
            <text:p text:style-name="P64">1,2,11,3</text:p>
            <text:p text:style-name="P70">5,6,7,4</text:p>
            <text:p text:style-name="P70">,10,14,8</text:p>
            <text:p text:style-name="P75">9,13,15,12</text:p>
          </table:table-cell>
          <table:table-cell table:style-name="A_2a_.A2" office:value-type="string">
            <text:p text:style-name="P11">18<text:span text:style-name="T15">8</text:span></text:p>
          </table:table-cell>
          <table:table-cell table:style-name="A_2a_.A2" office:value-type="string">
            <text:p text:style-name="P48"><text:span text:style-name="T15">70</text:span>.79</text:p>
          </table:table-cell>
          <table:table-cell table:style-name="A_2a_.E2" office:value-type="string">
            <text:p text:style-name="P48">18</text:p>
          </table:table-cell>
        </table:table-row>
        <table:table-row>
          <table:table-cell table:style-name="A_2a_.A2" office:value-type="string">
            <text:p text:style-name="P31">19.</text:p>
          </table:table-cell>
          <table:table-cell table:style-name="A_2a_.A2" office:value-type="string">
            <text:p text:style-name="P29">1,2,3,4</text:p>
            <text:p text:style-name="P29">5,6,7,8</text:p>
            <text:p text:style-name="P29">9,10,15,11</text:p>
            <text:p text:style-name="P29">13,14,12,</text:p>
          </table:table-cell>
          <table:table-cell table:style-name="A_2a_.A2" office:value-type="string">
            <text:p text:style-name="P29">12</text:p>
          </table:table-cell>
          <table:table-cell table:style-name="A_2a_.A2" office:value-type="string">
            <text:p text:style-name="P30">1.<text:span text:style-name="T15">25</text:span></text:p>
          </table:table-cell>
          <table:table-cell table:style-name="A_2a_.E2" office:value-type="string">
            <text:p text:style-name="P48">4</text:p>
          </table:table-cell>
        </table:table-row>
        <table:table-row>
          <table:table-cell table:style-name="A_2a_.A2" office:value-type="string">
            <text:p text:style-name="P31">20.</text:p>
          </table:table-cell>
          <table:table-cell table:style-name="A_2a_.A2" office:value-type="string">
            <text:p text:style-name="P68">1,2,3,4</text:p>
            <text:p text:style-name="P68">,10,6,8</text:p>
            <text:p text:style-name="P68">5,9,7,11</text:p>
            <text:p text:style-name="P68">13,14,15,12</text:p>
            <text:p text:style-name="P3"/>
          </table:table-cell>
          <table:table-cell table:style-name="A_2a_.A2" office:value-type="string">
            <text:p text:style-name="P31">20</text:p>
          </table:table-cell>
          <table:table-cell table:style-name="A_2a_.A2" office:value-type="string">
            <text:p text:style-name="P48">2.<text:span text:style-name="T15">1</text:span>2</text:p>
          </table:table-cell>
          <table:table-cell table:style-name="A_2a_.E2" office:value-type="string">
            <text:p text:style-name="P48">7</text:p>
          </table:table-cell>
        </table:table-row>
      </table:table>
      <text:p text:style-name="P50"/>
      <text:p text:style-name="P55"/>
      <text:p text:style-name="P55"/>
      <text:p text:style-name="P55"/>
      <text:p text:style-name="P58">Heuristic 2: Manhattan Distance.</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Puzzle. no.</text:p>
          </table:table-cell>
          <table:table-cell table:style-name="Table1.A1" office:value-type="string">
            <text:p text:style-name="P5"><text:s text:c="6"/>Puzzle</text:p>
          </table:table-cell>
          <table:table-cell table:style-name="Table1.A1" office:value-type="string">
            <text:p text:style-name="P52">number of states explored</text:p>
          </table:table-cell>
          <table:table-cell table:style-name="Table1.A1" office:value-type="string">
            <text:p text:style-name="P52">time (in milliseconds)</text:p>
          </table:table-cell>
          <table:table-cell table:style-name="Table1.E1" office:value-type="string">
            <text:p text:style-name="P52">depth </text:p>
          </table:table-cell>
        </table:table-row>
        <table:table-row table:style-name="Table1.2">
          <table:table-cell table:style-name="Table1.A2" office:value-type="string">
            <text:p text:style-name="P5">1.</text:p>
          </table:table-cell>
          <table:table-cell table:style-name="Table1.A2" office:value-type="string">
            <text:p text:style-name="P7"><text:bookmark-start text:name="__DdeLink__159_1365191879"/>1,3,</text:p>
            <text:p text:style-name="P7">4,2,5</text:p>
            <text:p text:style-name="P7">7,8,6<text:bookmark-end text:name="__DdeLink__159_1365191879"/></text:p>
          </table:table-cell>
          <table:table-cell table:style-name="Table1.A2" office:value-type="string">
            <text:p text:style-name="P12">10</text:p>
          </table:table-cell>
          <table:table-cell table:style-name="Table1.A2" office:value-type="string">
            <text:p text:style-name="P7">1.<text:span text:style-name="T8">09</text:span></text:p>
          </table:table-cell>
          <table:table-cell table:style-name="Table1.E2" office:value-type="string">
            <text:p text:style-name="P45">4</text:p>
          </table:table-cell>
        </table:table-row>
        <table:table-row table:style-name="Table1.3">
          <table:table-cell table:style-name="Table1.A2" office:value-type="string">
            <text:p text:style-name="P9">2.</text:p>
          </table:table-cell>
          <table:table-cell table:style-name="Table1.A2" office:value-type="string">
            <text:p text:style-name="P9"><text:bookmark-start text:name="__DdeLink__161_1365191879"/>4,1,3</text:p>
            <text:p text:style-name="P9">2,5,6</text:p>
            <text:p text:style-name="P9">7,8,<text:bookmark-end text:name="__DdeLink__161_1365191879"/></text:p>
          </table:table-cell>
          <table:table-cell table:style-name="Table1.A2" office:value-type="string">
            <text:p text:style-name="P38">33</text:p>
          </table:table-cell>
          <table:table-cell table:style-name="Table1.A2" office:value-type="string">
            <text:p text:style-name="P12">4.<text:span text:style-name="T8">51</text:span></text:p>
          </table:table-cell>
          <table:table-cell table:style-name="Table1.E2" office:value-type="string">
            <text:p text:style-name="P38">1<text:span text:style-name="T12">5</text:span></text:p>
          </table:table-cell>
        </table:table-row>
        <text:soft-page-break/>
        <table:table-row table:style-name="Table1.4">
          <table:table-cell table:style-name="Table1.A2" office:value-type="string">
            <text:p text:style-name="P12">3.</text:p>
          </table:table-cell>
          <table:table-cell table:style-name="Table1.A2" office:value-type="string">
            <text:p text:style-name="P72"><text:bookmark-start text:name="__DdeLink__196_1365191879"/>4,1,2</text:p>
            <text:p text:style-name="P72">5,7,3</text:p>
            <text:p text:style-name="P72">,6,8<text:bookmark-end text:name="__DdeLink__196_1365191879"/></text:p>
          </table:table-cell>
          <table:table-cell table:style-name="Table1.A2" office:value-type="string">
            <text:p text:style-name="P38">57</text:p>
          </table:table-cell>
          <table:table-cell table:style-name="Table1.A2" office:value-type="string">
            <text:p text:style-name="P45">5.08</text:p>
          </table:table-cell>
          <table:table-cell table:style-name="Table1.E2" office:value-type="string">
            <text:p text:style-name="P45">23</text:p>
          </table:table-cell>
        </table:table-row>
        <table:table-row>
          <table:table-cell table:style-name="Table1.A2" office:value-type="string">
            <text:p text:style-name="P12">4.</text:p>
          </table:table-cell>
          <table:table-cell table:style-name="Table1.A2" office:value-type="string">
            <text:p text:style-name="P65"><text:bookmark-start text:name="__DdeLink__163_1365191879"/><text:bookmark-start text:name="__DdeLink__216_1365191879"/><text:bookmark-start text:name="__DdeLink__214_1365191879"/>2,3,8,6</text:p>
            <text:p text:style-name="P73">1,10,4,11</text:p>
            <text:p text:style-name="P73">5,9,,7</text:p>
            <text:p text:style-name="P77">13,14,15,12<text:bookmark-end text:name="__DdeLink__216_1365191879"/><text:bookmark-end text:name="__DdeLink__214_1365191879"/><text:bookmark-end text:name="__DdeLink__163_1365191879"/></text:p>
            <text:p text:style-name="P37"/>
          </table:table-cell>
          <table:table-cell table:style-name="Table1.A2" office:value-type="string">
            <text:p text:style-name="P47">95</text:p>
          </table:table-cell>
          <table:table-cell table:style-name="Table1.A2" office:value-type="string">
            <text:p text:style-name="P39"><text:span text:style-name="T15">12</text:span>.<text:span text:style-name="T15">2</text:span>3</text:p>
          </table:table-cell>
          <table:table-cell table:style-name="Table1.E2" office:value-type="string">
            <text:p text:style-name="P47">18</text:p>
          </table:table-cell>
        </table:table-row>
        <table:table-row>
          <table:table-cell table:style-name="Table1.A2" office:value-type="string">
            <text:p text:style-name="P14">5.</text:p>
          </table:table-cell>
          <table:table-cell table:style-name="Table1.A2" office:value-type="string">
            <text:p text:style-name="P67"><text:bookmark-start text:name="__DdeLink__165_1365191879"/><text:bookmark-start text:name="__DdeLink__234_1365191879"/><text:bookmark-start text:name="__DdeLink__218_1365191879"/>,5,1,3</text:p>
            <text:p text:style-name="P73">2,10,6,4</text:p>
            <text:p text:style-name="P73">9,7,11,8</text:p>
            <text:p text:style-name="P77">13,14,15,12<text:bookmark-end text:name="__DdeLink__234_1365191879"/><text:bookmark-end text:name="__DdeLink__165_1365191879"/><text:bookmark-end text:name="__DdeLink__218_1365191879"/></text:p>
          </table:table-cell>
          <table:table-cell table:style-name="Table1.A2" office:value-type="string">
            <text:p text:style-name="P47">91</text:p>
          </table:table-cell>
          <table:table-cell table:style-name="Table1.A2" office:value-type="string">
            <text:p text:style-name="P47">10.54</text:p>
          </table:table-cell>
          <table:table-cell table:style-name="Table1.E2" office:value-type="string">
            <text:p text:style-name="P47">16</text:p>
          </table:table-cell>
        </table:table-row>
        <table:table-row>
          <table:table-cell table:style-name="Table1.A2" office:value-type="string">
            <text:p text:style-name="P14">6.</text:p>
          </table:table-cell>
          <table:table-cell table:style-name="Table1.A2" office:value-type="string">
            <text:p text:style-name="P14"><text:bookmark-start text:name="__DdeLink__167_1365191879"/><text:bookmark-start text:name="__DdeLink__236_1365191879"/><text:bookmark-start text:name="__DdeLink__220_1365191879"/>1,2,,3</text:p>
            <text:p text:style-name="P14">5,6,8,4</text:p>
            <text:p text:style-name="P14">9,10,7,15</text:p>
            <text:p text:style-name="P14">13,14,12,11<text:bookmark-end text:name="__DdeLink__220_1365191879"/><text:bookmark-end text:name="__DdeLink__167_1365191879"/><text:bookmark-end text:name="__DdeLink__236_1365191879"/></text:p>
          </table:table-cell>
          <table:table-cell table:style-name="Table1.A2" office:value-type="string">
            <text:p text:style-name="P47">32</text:p>
          </table:table-cell>
          <table:table-cell table:style-name="Table1.A2" office:value-type="string">
            <text:p text:style-name="P40">3.<text:span text:style-name="T13">55</text:span></text:p>
          </table:table-cell>
          <table:table-cell table:style-name="Table1.E2" office:value-type="string">
            <text:p text:style-name="P40">1<text:span text:style-name="T13">0</text:span></text:p>
          </table:table-cell>
        </table:table-row>
        <table:table-row>
          <table:table-cell table:style-name="Table1.A2" office:value-type="string">
            <text:p text:style-name="P14">7.</text:p>
          </table:table-cell>
          <table:table-cell table:style-name="Table1.A2" office:value-type="string">
            <text:p text:style-name="P14"><text:bookmark-start text:name="__DdeLink__169_1365191879"/><text:bookmark-start text:name="__DdeLink__222_1365191879"/>1,2,3,4</text:p>
            <text:p text:style-name="P14">5,,6,11</text:p>
            <text:p text:style-name="P14">9,10,8,7</text:p>
            <text:p text:style-name="P14">13,14,15,12<text:bookmark-end text:name="__DdeLink__169_1365191879"/><text:bookmark-end text:name="__DdeLink__222_1365191879"/></text:p>
          </table:table-cell>
          <table:table-cell table:style-name="Table1.A2" office:value-type="string">
            <text:p text:style-name="P41">34</text:p>
          </table:table-cell>
          <table:table-cell table:style-name="Table1.A2" office:value-type="string">
            <text:p text:style-name="P14">8.<text:span text:style-name="T9">8</text:span></text:p>
          </table:table-cell>
          <table:table-cell table:style-name="Table1.E2" office:value-type="string">
            <text:p text:style-name="P41">15</text:p>
          </table:table-cell>
        </table:table-row>
        <table:table-row>
          <table:table-cell table:style-name="Table1.A2" office:value-type="string">
            <text:p text:style-name="P14">8.</text:p>
          </table:table-cell>
          <table:table-cell table:style-name="Table1.A2" office:value-type="string">
            <text:p text:style-name="P14"><text:bookmark-start text:name="__DdeLink__171_1365191879"/><text:bookmark-start text:name="__DdeLink__224_1365191879"/>1,2,3,4</text:p>
            <text:p text:style-name="P14">5,6,7,8</text:p>
            <text:p text:style-name="P14">9,,11,12</text:p>
            <text:p text:style-name="P14">13,10,14,15<text:bookmark-end text:name="__DdeLink__224_1365191879"/><text:bookmark-end text:name="__DdeLink__171_1365191879"/></text:p>
          </table:table-cell>
          <table:table-cell table:style-name="Table1.A2" office:value-type="string">
            <text:p text:style-name="P14">9</text:p>
          </table:table-cell>
          <table:table-cell table:style-name="Table1.A2" office:value-type="string">
            <text:p text:style-name="P41">1.19</text:p>
          </table:table-cell>
          <table:table-cell table:style-name="Table1.E2" office:value-type="string">
            <text:p text:style-name="P46">5</text:p>
          </table:table-cell>
        </table:table-row>
        <table:table-row>
          <table:table-cell table:style-name="Table1.A2" office:value-type="string">
            <text:p text:style-name="P14">9.</text:p>
          </table:table-cell>
          <table:table-cell table:style-name="Table1.A2" office:value-type="string">
            <text:p text:style-name="P16"><text:bookmark-start text:name="__DdeLink__173_1365191879"/><text:bookmark-start text:name="__DdeLink__238_1365191879"/><text:bookmark-start text:name="__DdeLink__227_1365191879"/>2,10,3,4</text:p>
            <text:p text:style-name="P16">5,,6,8</text:p>
            <text:p text:style-name="P16">7,1,15,11</text:p>
            <text:p text:style-name="P16">9,13,14,12<text:bookmark-end text:name="__DdeLink__238_1365191879"/><text:bookmark-end text:name="__DdeLink__173_1365191879"/><text:bookmark-end text:name="__DdeLink__227_1365191879"/></text:p>
          </table:table-cell>
          <table:table-cell table:style-name="Table1.A2" office:value-type="string">
            <text:p text:style-name="P47">188</text:p>
          </table:table-cell>
          <table:table-cell table:style-name="Table1.A2" office:value-type="string">
            <text:p text:style-name="P47">23.63</text:p>
          </table:table-cell>
          <table:table-cell table:style-name="Table1.E2" office:value-type="string">
            <text:p text:style-name="P47">18</text:p>
          </table:table-cell>
        </table:table-row>
        <table:table-row>
          <table:table-cell table:style-name="Table1.A2" office:value-type="string">
            <text:p text:style-name="P18">10.</text:p>
          </table:table-cell>
          <table:table-cell table:style-name="Table1.A2" office:value-type="string">
            <text:p text:style-name="P18"><text:bookmark-start text:name="__DdeLink__175_1365191879"/>1,6,2,3</text:p>
            <text:p text:style-name="P18">5,,7,4</text:p>
            <text:p text:style-name="P18">9,10,11,8</text:p>
            <text:p text:style-name="P18">13,14,15,12<text:bookmark-end text:name="__DdeLink__175_1365191879"/></text:p>
          </table:table-cell>
          <table:table-cell table:style-name="Table1.A2" office:value-type="string">
            <text:p text:style-name="P18">14</text:p>
          </table:table-cell>
          <table:table-cell table:style-name="Table1.A2" office:value-type="string">
            <text:p text:style-name="P42">1.<text:span text:style-name="T14">43</text:span></text:p>
          </table:table-cell>
          <table:table-cell table:style-name="Table1.E2" office:value-type="string">
            <text:p text:style-name="P48">6</text:p>
          </table:table-cell>
        </table:table-row>
        <table:table-row>
          <table:table-cell table:style-name="Table1.A2" office:value-type="string">
            <text:p text:style-name="P18">11.</text:p>
          </table:table-cell>
          <table:table-cell table:style-name="Table1.A2" office:value-type="string">
            <text:p text:style-name="P20"><text:bookmark-start text:name="__DdeLink__177_1365191879"/><text:bookmark-start text:name="__DdeLink__241_1365191879"/>1,2,3,4</text:p>
            <text:p text:style-name="P20">5,10,6,7</text:p>
            <text:p text:style-name="P20">9,,11,8</text:p>
            <text:p text:style-name="P20">13,14,15,12<text:bookmark-end text:name="__DdeLink__241_1365191879"/><text:bookmark-end text:name="__DdeLink__177_1365191879"/></text:p>
          </table:table-cell>
          <table:table-cell table:style-name="Table1.A2" office:value-type="string">
            <text:p text:style-name="P20">15</text:p>
          </table:table-cell>
          <table:table-cell table:style-name="Table1.A2" office:value-type="string">
            <text:p text:style-name="P43">1.8</text:p>
          </table:table-cell>
          <table:table-cell table:style-name="Table1.E2" office:value-type="string">
            <text:p text:style-name="P48">5</text:p>
          </table:table-cell>
        </table:table-row>
        <table:table-row>
          <table:table-cell table:style-name="Table1.A2" office:value-type="string">
            <text:p text:style-name="P20">12.</text:p>
          </table:table-cell>
          <table:table-cell table:style-name="Table1.A2" office:value-type="string">
            <text:p text:style-name="P22"><text:bookmark-start text:name="__DdeLink__179_1365191879"/>5,1,3,4</text:p>
            <text:p text:style-name="P22">9,2,7,8</text:p>
            <text:p text:style-name="P22">,6,10,11</text:p>
            <text:p text:style-name="P22">13,14,15,12<text:bookmark-end text:name="__DdeLink__179_1365191879"/></text:p>
          </table:table-cell>
          <table:table-cell table:style-name="Table1.A2" office:value-type="string">
            <text:p text:style-name="P48">20</text:p>
          </table:table-cell>
          <table:table-cell table:style-name="Table1.A2" office:value-type="string">
            <text:p text:style-name="P48">3.11</text:p>
          </table:table-cell>
          <table:table-cell table:style-name="Table1.E2" office:value-type="string">
            <text:p text:style-name="P48">8</text:p>
          </table:table-cell>
        </table:table-row>
        <table:table-row>
          <table:table-cell table:style-name="Table1.A2" office:value-type="string">
            <text:p text:style-name="P24">13.</text:p>
          </table:table-cell>
          <table:table-cell table:style-name="Table1.A2" office:value-type="string">
            <text:p text:style-name="P26"><text:bookmark-start text:name="__DdeLink__181_1365191879"/><text:bookmark-start text:name="__DdeLink__199_1365191879"/><text:bookmark-start text:name="__DdeLink__244_1365191879"/>1,3,7,</text:p>
            <text:p text:style-name="P26">5,2,11,4</text:p>
            <text:p text:style-name="P26">9,6,12,8<text:bookmark-end text:name="__DdeLink__199_1365191879"/><text:bookmark-end text:name="__DdeLink__244_1365191879"/></text:p>
            <text:p text:style-name="P26"><text:bookmark-start text:name="__DdeLink__246_1365191879"/><text:soft-page-break/>13,10,14,15<text:bookmark-end text:name="__DdeLink__246_1365191879"/><text:bookmark-end text:name="__DdeLink__181_1365191879"/></text:p>
          </table:table-cell>
          <table:table-cell table:style-name="Table1.A2" office:value-type="string">
            <text:p text:style-name="P26">27</text:p>
          </table:table-cell>
          <table:table-cell table:style-name="Table1.A2" office:value-type="string">
            <text:p text:style-name="P26">3.58</text:p>
          </table:table-cell>
          <table:table-cell table:style-name="Table1.E2" office:value-type="string">
            <text:p text:style-name="P26">12</text:p>
          </table:table-cell>
        </table:table-row>
        <table:table-row>
          <table:table-cell table:style-name="Table1.A2" office:value-type="string">
            <text:p text:style-name="P26">14.</text:p>
          </table:table-cell>
          <table:table-cell table:style-name="Table1.A2" office:value-type="string">
            <text:p text:style-name="P28"><text:bookmark-start text:name="__DdeLink__183_1365191879"/>1,2,3,4</text:p>
            <text:p text:style-name="P28">,5,6,8</text:p>
            <text:p text:style-name="P28">9,14,7,12</text:p>
            <text:p text:style-name="P28">13,11,10,15<text:bookmark-end text:name="__DdeLink__183_1365191879"/></text:p>
          </table:table-cell>
          <table:table-cell table:style-name="Table1.A2" office:value-type="string">
            <text:p text:style-name="P48">27</text:p>
          </table:table-cell>
          <table:table-cell table:style-name="Table1.A2" office:value-type="string">
            <text:p text:style-name="P48">2.85</text:p>
          </table:table-cell>
          <table:table-cell table:style-name="Table1.E2" office:value-type="string">
            <text:p text:style-name="P44">1<text:span text:style-name="T14">1</text:span></text:p>
          </table:table-cell>
        </table:table-row>
        <table:table-row>
          <table:table-cell table:style-name="Table1.A2" office:value-type="string">
            <text:p text:style-name="P28">15.</text:p>
          </table:table-cell>
          <table:table-cell table:style-name="Table1.A2" office:value-type="string">
            <text:p text:style-name="P34"><text:bookmark-start text:name="__DdeLink__186_1365191879"/><text:bookmark-start text:name="__DdeLink__252_1365191879"/><text:bookmark-start text:name="__DdeLink__201_1365191879"/>2,5,8</text:p>
            <text:p text:style-name="P34">1,3,6</text:p>
            <text:p text:style-name="P34">4,,7<text:bookmark-end text:name="__DdeLink__186_1365191879"/><text:bookmark-end text:name="__DdeLink__201_1365191879"/><text:bookmark-end text:name="__DdeLink__252_1365191879"/></text:p>
          </table:table-cell>
          <table:table-cell table:style-name="Table1.A2" office:value-type="string">
            <text:p text:style-name="P48">90</text:p>
          </table:table-cell>
          <table:table-cell table:style-name="Table1.A2" office:value-type="string">
            <text:p text:style-name="P48">7.5</text:p>
          </table:table-cell>
          <table:table-cell table:style-name="Table1.E2" office:value-type="string">
            <text:p text:style-name="P48">15</text:p>
          </table:table-cell>
        </table:table-row>
        <table:table-row>
          <table:table-cell table:style-name="Table1.A2" office:value-type="string">
            <text:p text:style-name="P32">16.</text:p>
          </table:table-cell>
          <table:table-cell table:style-name="Table1.A2" office:value-type="string">
            <text:p text:style-name="P36"><text:bookmark-start text:name="__DdeLink__203_1365191879"/><text:bookmark-start text:name="__DdeLink__254_1365191879"/>1,,3</text:p>
            <text:p text:style-name="P36">4,2,6</text:p>
            <text:p text:style-name="P36">7,5,8<text:bookmark-end text:name="__DdeLink__203_1365191879"/><text:bookmark-end text:name="__DdeLink__254_1365191879"/></text:p>
          </table:table-cell>
          <table:table-cell table:style-name="Table1.A2" office:value-type="string">
            <text:p text:style-name="P36">9</text:p>
          </table:table-cell>
          <table:table-cell table:style-name="Table1.A2" office:value-type="string">
            <text:p text:style-name="P36">0.94</text:p>
          </table:table-cell>
          <table:table-cell table:style-name="Table1.E2" office:value-type="string">
            <text:p text:style-name="P48">3</text:p>
          </table:table-cell>
        </table:table-row>
        <table:table-row>
          <table:table-cell table:style-name="Table1.A2" office:value-type="string">
            <text:p text:style-name="P32">17.</text:p>
          </table:table-cell>
          <table:table-cell table:style-name="Table1.A2" office:value-type="string">
            <text:p text:style-name="P36"><text:bookmark-start text:name="__DdeLink__205_1365191879"/><text:bookmark-start text:name="__DdeLink__257_1365191879"/>1,3,6</text:p>
            <text:p text:style-name="P36">4,2,8</text:p>
            <text:p text:style-name="P36">7,,5<text:bookmark-end text:name="__DdeLink__205_1365191879"/><text:bookmark-end text:name="__DdeLink__257_1365191879"/></text:p>
          </table:table-cell>
          <table:table-cell table:style-name="Table1.A2" office:value-type="string">
            <text:p text:style-name="P48">15</text:p>
          </table:table-cell>
          <table:table-cell table:style-name="Table1.A2" office:value-type="string">
            <text:p text:style-name="P48">1.13</text:p>
          </table:table-cell>
          <table:table-cell table:style-name="Table1.E2" office:value-type="string">
            <text:p text:style-name="P48">7</text:p>
          </table:table-cell>
        </table:table-row>
        <table:table-row>
          <table:table-cell table:style-name="Table1.A2" office:value-type="string">
            <text:p text:style-name="P32">18.</text:p>
          </table:table-cell>
          <table:table-cell table:style-name="Table1.A2" office:value-type="string">
            <text:p text:style-name="P65"><text:bookmark-start text:name="__DdeLink__248_1365191879"/>1,2,11,3</text:p>
            <text:p text:style-name="P73">5,6,7,4</text:p>
            <text:p text:style-name="P73">,10,14,8</text:p>
            <text:p text:style-name="P76">9,13,15,12<text:bookmark-end text:name="__DdeLink__248_1365191879"/></text:p>
          </table:table-cell>
          <table:table-cell table:style-name="Table1.A2" office:value-type="string">
            <text:p text:style-name="P48">475</text:p>
          </table:table-cell>
          <table:table-cell table:style-name="Table1.A2" office:value-type="string">
            <text:p text:style-name="P48">64.79</text:p>
          </table:table-cell>
          <table:table-cell table:style-name="Table1.E2" office:value-type="string">
            <text:p text:style-name="P48">18</text:p>
          </table:table-cell>
        </table:table-row>
        <table:table-row>
          <table:table-cell table:style-name="Table1.A2" office:value-type="string">
            <text:p text:style-name="P32">19.</text:p>
          </table:table-cell>
          <table:table-cell table:style-name="Table1.A2" office:value-type="string">
            <text:p text:style-name="P30">1,2,3,4</text:p>
            <text:p text:style-name="P30">5,6,7,8</text:p>
            <text:p text:style-name="P30">9,10,15,11</text:p>
            <text:p text:style-name="P30">13,14,12,</text:p>
          </table:table-cell>
          <table:table-cell table:style-name="Table1.A2" office:value-type="string">
            <text:p text:style-name="P30">1<text:span text:style-name="T14">0</text:span></text:p>
          </table:table-cell>
          <table:table-cell table:style-name="Table1.A2" office:value-type="string">
            <text:p text:style-name="P30">1.<text:span text:style-name="T14">05</text:span></text:p>
          </table:table-cell>
          <table:table-cell table:style-name="Table1.E2" office:value-type="string">
            <text:p text:style-name="P48">4</text:p>
          </table:table-cell>
        </table:table-row>
        <table:table-row>
          <table:table-cell table:style-name="Table1.A2" office:value-type="string">
            <text:p text:style-name="P32">20.</text:p>
          </table:table-cell>
          <table:table-cell table:style-name="Table1.A2" office:value-type="string">
            <text:p text:style-name="P69"><text:bookmark-start text:name="__DdeLink__250_1365191879"/>1,2,3,4</text:p>
            <text:p text:style-name="P69">,10,6,8</text:p>
            <text:p text:style-name="P69">5,9,7,11</text:p>
            <text:p text:style-name="P69">13,14,15,12<text:bookmark-end text:name="__DdeLink__250_1365191879"/></text:p>
            <text:p text:style-name="P37"/>
          </table:table-cell>
          <table:table-cell table:style-name="Table1.A2" office:value-type="string">
            <text:p text:style-name="P32">20</text:p>
          </table:table-cell>
          <table:table-cell table:style-name="Table1.A2" office:value-type="string">
            <text:p text:style-name="P48">2.02</text:p>
          </table:table-cell>
          <table:table-cell table:style-name="Table1.E2" office:value-type="string">
            <text:p text:style-name="P48">7</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8:59:00.088710473</meta:creation-date>
    <dc:date>2016-10-09T23:40:55.544970912</dc:date>
    <meta:editing-duration>PT2H9M16S</meta:editing-duration>
    <meta:editing-cycles>40</meta:editing-cycles>
    <meta:generator>LibreOffice/5.0.6.2$Linux_X86_64 LibreOffice_project/00m0$Build-2</meta:generator>
    <meta:document-statistic meta:table-count="2" meta:image-count="0" meta:object-count="0" meta:page-count="6" meta:paragraph-count="350" meta:word-count="1169" meta:character-count="6405" meta:non-whitespace-character-count="5559"/>
  </office:meta>
</office:document-meta>
</file>